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Zarys biznesowy</text:span></text:h>
      <text:h text:style-name="Heading_20_3" text:outline-level="3"><text:span text:style-name="Strong_20_Emphasis">Tytuł:</text:span></text:h>
      <text:p text:style-name="Text_20_body">Inteligentny system skanowania kodów kreskowych z integracją chmurową</text:p>
      <text:h text:style-name="Heading_20_3" text:outline-level="3"><text:span text:style-name="Strong_20_Emphasis">Opis projektu:</text:span></text:h>
      <text:p text:style-name="Text_20_body">Projekt zakłada stworzenie rozwiązania dla firm, które wymagają szybkiego i bezbłędnego rejestrowania produktów, dostaw lub innych zasobów. Aplikacja na skanerze Honeywell EDA51 (Android 10) pozwala na skanowanie kodów kreskowych i przesyłanie danych do chmury Azure przez REST API. Następnie dane są przechowywane w bazie SQL na Azure, co umożliwia ich późniejszą analizę i wykorzystanie w procesach biznesowych.</text:p>
      <text:h text:style-name="Heading_20_3" text:outline-level="3"><text:span text:style-name="Strong_20_Emphasis">Grupa docelowa:</text:span></text:h>
      <text:list xml:id="list2398031954907338731" text:style-name="L1">
        <text:list-item>
          <text:p text:style-name="P2">Firmy logistyczne </text:p>
        </text:list-item>
        <text:list-item>
          <text:p text:style-name="P2">Magazyny i centra dystrybucyjne </text:p>
        </text:list-item>
        <text:list-item>
          <text:p text:style-name="P2">Sprzedawcy detaliczni </text:p>
        </text:list-item>
      </text:list>
      <text:h text:style-name="Heading_20_3" text:outline-level="3"><text:span text:style-name="Strong_20_Emphasis">Korzyści biznesowe:</text:span></text:h>
      <text:list xml:id="list1673643773461539456" text:style-name="L2">
        <text:list-item>
          <text:p text:style-name="P3"><text:span text:style-name="Strong_20_Emphasis">Szybsza i bardziej efektywna rejestracja produktów</text:span> – automatyczne przesyłanie danych eliminuje potrzebę ręcznego wprowadzania. </text:p>
        </text:list-item>
        <text:list-item>
          <text:p text:style-name="P3"><text:span text:style-name="Strong_20_Emphasis">Mniej błędów ludzkich</text:span> – skanowanie i natychmiastowe przesyłanie danych minimalizuje ryzyko pomyłek. </text:p>
        </text:list-item>
        <text:list-item>
          <text:p text:style-name="P3"><text:span text:style-name="Strong_20_Emphasis">Łatwy dostęp do danych</text:span> – przechowywanie w chmurze Azure umożliwia szybkie pobieranie informacji z dowolnego miejsca. </text:p>
        </text:list-item>
        <text:list-item>
          <text:p text:style-name="P1"><text:span text:style-name="Strong_20_Emphasis">Skalowalność</text:span> – rozwiązanie można łatwo dostosować do rosnących potrzeb firmy. </text:p>
        </text:list-item>
      </text:list>
      <text:p text:style-name="Horizontal_20_Line"/>
      <text:h text:style-name="Heading_20_2" text:outline-level="2"><text:span text:style-name="Strong_20_Emphasis">User Stories</text:span></text:h>
      <text:h text:style-name="Heading_20_3" text:outline-level="3"><text:span text:style-name="Strong_20_Emphasis">1. Skanowanie produktu</text:span></text:h>
      <text:p text:style-name="Text_20_body"><text:span text:style-name="Strong_20_Emphasis">Jako</text:span> pracownik magazynu<text:line-break/><text:span text:style-name="Strong_20_Emphasis">Chcę</text:span> zeskanować kod kreskowy produktu<text:line-break/><text:span text:style-name="Strong_20_Emphasis">Aby</text:span> szybko dodać go do systemu i przesłać do bazy danych</text:p>
      <text:h text:style-name="Heading_20_3" text:outline-level="3"><text:span text:style-name="Strong_20_Emphasis">2. Sprawdzenie statusu produktu</text:span></text:h>
      <text:p text:style-name="Text_20_body"><text:span text:style-name="Strong_20_Emphasis">Jako</text:span> menedżer<text:line-break/><text:span text:style-name="Strong_20_Emphasis">Chcę</text:span> wyszukać produkt po kodzie kreskowym<text:line-break/><text:span text:style-name="Strong_20_Emphasis">Aby</text:span> sprawdzić jego aktualny status i dostępność w magazynie</text:p>
      <text:h text:style-name="Heading_20_3" text:outline-level="3"><text:span text:style-name="Strong_20_Emphasis">3. Przesyłanie danych do chmury</text:span></text:h>
      <text:p text:style-name="Text_20_body"><text:span text:style-name="Strong_20_Emphasis">Jako</text:span> administrator systemu<text:line-break/><text:span text:style-name="Strong_20_Emphasis">Chcę</text:span> aby dane ze skanera były automatycznie przesyłane do chmury Azure<text:line-break/><text:span text:style-name="Strong_20_Emphasis">Aby</text:span> mieć pewność, że wszystkie dane są centralnie przechowywane i dostępne w czasie <text:soft-page-break/>rzeczywistym</text:p>
      <text:h text:style-name="Heading_20_3" text:outline-level="3"><text:span text:style-name="Strong_20_Emphasis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i </meta:initial-creator>
    <meta:creation-date>2025-03-14T18:52:48.55</meta:creation-date>
    <dc:date>2025-06-24T19:17:42.64</dc:date>
    <dc:creator>miki </dc:creator>
    <meta:editing-duration>PT1M20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21" meta:word-count="219" meta:character-count="1575"/>
  </office:meta>
</office:document-meta>
</file>